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solid" draw:fill-color="#808080" draw:textarea-horizontal-align="center" draw:textarea-vertical-align="middle"/>
    </style:style>
    <style:style style:name="gr6" style:family="graphic" style:parent-style-name="standard">
      <style:graphic-properties draw:fill="solid" draw:fill-color="#666666" draw:textarea-horizontal-align="center" draw:textarea-vertical-align="middle"/>
    </style:style>
    <style:style style:name="gr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3cm" svg:stroke-color="#999999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width="0.2cm" svg:stroke-color="#ff3366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0000"/>
    </style:style>
    <style:style style:name="T1" style:family="text">
      <style:text-properties style:text-position="sub 70%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8cm" svg:y1="2.2cm" svg:x2="3.3cm" svg:y2="2.2cm">
          <text:p/>
        </draw:line>
        <draw:frame draw:style-name="gr2" draw:layer="layout" svg:width="1.806cm" svg:height="0.963cm" svg:x="1.9cm" svg:y="1.237cm">
          <draw:text-box>
            <text:p text:style-name="P2">P5.4</text:p>
          </draw:text-box>
        </draw:frame>
        <draw:line draw:style-name="gr3" draw:text-style-name="P1" draw:layer="layout" svg:x1="1.8cm" svg:y1="2.2cm" svg:x2="1.8cm" svg:y2="4.2cm">
          <text:p/>
        </draw:line>
        <draw:rect draw:style-name="gr4" draw:text-style-name="P1" draw:layer="layout" svg:width="0.5cm" svg:height="2cm" svg:x="1.6cm" svg:y="4.2cm">
          <text:p/>
        </draw:rect>
        <draw:frame draw:style-name="gr2" draw:layer="layout" svg:width="1.7cm" svg:height="0.963cm" svg:x="2.1cm" svg:y="4.738cm">
          <draw:text-box>
            <text:p text:style-name="P2">4.7k</text:p>
          </draw:text-box>
        </draw:frame>
        <draw:line draw:style-name="gr3" draw:text-style-name="P1" draw:layer="layout" svg:x1="1.8cm" svg:y1="6.2cm" svg:x2="1.8cm" svg:y2="8.2cm">
          <text:p/>
        </draw:line>
        <draw:line draw:style-name="gr1" draw:text-style-name="P1" draw:layer="layout" svg:x1="1.8cm" svg:y1="8.201cm" svg:x2="3.3cm" svg:y2="8.201cm">
          <text:p/>
        </draw:line>
        <draw:frame draw:style-name="gr2" draw:layer="layout" svg:width="2.356cm" svg:height="0.963cm" svg:x="1.9cm" svg:y="7.138cm">
          <draw:text-box>
            <text:p text:style-name="P2">Veref+</text:p>
          </draw:text-box>
        </draw:frame>
        <draw:line draw:style-name="gr3" draw:text-style-name="P1" draw:layer="layout" svg:x1="1.8cm" svg:y1="8.2cm" svg:x2="1.8cm" svg:y2="10.2cm">
          <text:p/>
        </draw:line>
        <draw:line draw:style-name="gr3" draw:text-style-name="P1" draw:layer="layout" svg:x1="1.3cm" svg:y1="10.2cm" svg:x2="2.3cm" svg:y2="10.2cm">
          <text:p/>
        </draw:line>
        <draw:line draw:style-name="gr3" draw:text-style-name="P1" draw:layer="layout" svg:x1="2.3cm" svg:y1="10.2cm" svg:x2="2.3cm" svg:y2="10.442cm">
          <text:p/>
        </draw:line>
        <draw:polygon draw:style-name="gr5" draw:text-style-name="P1" draw:layer="layout" svg:width="0.999cm" svg:height="0.999cm" svg:x="1.3cm" svg:y="10.2cm" svg:viewBox="0 0 1000 1000" draw:points="500,0 0,1000 1000,1000">
          <text:p/>
        </draw:polygon>
        <draw:line draw:style-name="gr3" draw:text-style-name="P1" draw:layer="layout" svg:x1="1.8cm" svg:y1="11.2cm" svg:x2="1.8cm" svg:y2="13.2cm">
          <text:p/>
        </draw:line>
        <draw:frame draw:style-name="gr2" draw:layer="layout" svg:width="3.283cm" svg:height="1.675cm" svg:x="2.517cm" svg:y="9cm">
          <draw:text-box>
            <text:p text:style-name="P2">Zener</text:p>
            <text:p text:style-name="P2">6BM542E</text:p>
          </draw:text-box>
        </draw:frame>
        <draw:rect draw:style-name="gr6" draw:text-style-name="P1" draw:layer="layout" svg:width="1.5cm" svg:height="2cm" svg:x="7.8cm" svg:y="1.7cm">
          <text:p/>
        </draw:rect>
        <draw:line draw:style-name="gr3" draw:text-style-name="P1" draw:layer="layout" svg:x1="8.3cm" svg:y1="3.7cm" svg:x2="8.3cm" svg:y2="4.7cm">
          <text:p/>
        </draw:line>
        <draw:line draw:style-name="gr3" draw:text-style-name="P1" draw:layer="layout" svg:x1="7.8cm" svg:y1="3.7cm" svg:x2="7.8cm" svg:y2="4.7cm">
          <text:p/>
        </draw:line>
        <draw:line draw:style-name="gr3" draw:text-style-name="P1" draw:layer="layout" svg:x1="8.8cm" svg:y1="3.7cm" svg:x2="8.8cm" svg:y2="4.7cm">
          <text:p/>
        </draw:line>
        <draw:line draw:style-name="gr3" draw:text-style-name="P1" draw:layer="layout" svg:x1="9.3cm" svg:y1="3.7cm" svg:x2="9.3cm" svg:y2="4.7cm">
          <text:p/>
        </draw:line>
        <draw:frame draw:style-name="gr2" draw:layer="layout" svg:width="2.479cm" svg:height="0.963cm" svg:x="9.4cm" svg:y="1.6cm">
          <draw:text-box>
            <text:p text:style-name="P2">SHT75</text:p>
          </draw:text-box>
        </draw:frame>
        <draw:frame draw:style-name="gr2" draw:layer="layout" svg:width="0.853cm" svg:height="0.963cm" svg:x="7cm" svg:y="3.749cm">
          <draw:text-box>
            <text:p text:style-name="P2">1</text:p>
          </draw:text-box>
        </draw:frame>
        <draw:frame draw:style-name="gr2" draw:layer="layout" svg:width="0.853cm" svg:height="0.963cm" svg:x="9.301cm" svg:y="3.75cm">
          <draw:text-box>
            <text:p text:style-name="P2">4</text:p>
          </draw:text-box>
        </draw:frame>
        <draw:line draw:style-name="gr1" draw:text-style-name="P1" draw:layer="layout" svg:x1="7.8cm" svg:y1="4.7cm" svg:x2="5.3cm" svg:y2="4.7cm">
          <text:p/>
        </draw:line>
        <draw:frame draw:style-name="gr2" draw:layer="layout" svg:width="1.806cm" svg:height="0.963cm" svg:x="5.1cm" svg:y="3.738cm">
          <draw:text-box>
            <text:p text:style-name="P2">P1.7</text:p>
          </draw:text-box>
        </draw:frame>
        <draw:line draw:style-name="gr3" draw:text-style-name="P1" draw:layer="layout" svg:x1="8.3cm" svg:y1="4.7cm" svg:x2="8.3cm" svg:y2="5.7cm">
          <text:p/>
        </draw:line>
        <draw:line draw:style-name="gr1" draw:text-style-name="P1" draw:layer="layout" svg:x1="8.3cm" svg:y1="5.7cm" svg:x2="5.3cm" svg:y2="5.7cm">
          <text:p/>
        </draw:line>
        <draw:frame draw:style-name="gr2" draw:layer="layout" svg:width="1.628cm" svg:height="0.963cm" svg:x="5.1cm" svg:y="4.839cm">
          <draw:text-box>
            <text:p text:style-name="P2">Vdd</text:p>
          </draw:text-box>
        </draw:frame>
        <draw:line draw:style-name="gr3" draw:text-style-name="P1" draw:layer="layout" svg:x1="8.8cm" svg:y1="4.7cm" svg:x2="8.8cm" svg:y2="6.7cm">
          <text:p/>
        </draw:line>
        <draw:line draw:style-name="gr3" draw:text-style-name="P1" draw:layer="layout" svg:x1="8.3cm" svg:y1="6.2cm" svg:x2="9.3cm" svg:y2="7.2cm">
          <text:p/>
        </draw:line>
        <draw:line draw:style-name="gr1" draw:text-style-name="P1" draw:layer="layout" svg:x1="9.3cm" svg:y1="4.7cm" svg:x2="11.8cm" svg:y2="4.7cm">
          <text:p/>
        </draw:line>
        <draw:frame draw:style-name="gr2" draw:layer="layout" svg:width="1.806cm" svg:height="0.963cm" svg:x="10.4cm" svg:y="3.739cm">
          <draw:text-box>
            <text:p text:style-name="P2">P1.6</text:p>
          </draw:text-box>
        </draw:frame>
        <draw:line draw:style-name="gr3" draw:text-style-name="P1" draw:layer="layout" svg:x1="6.728cm" svg:y1="5.7cm" svg:x2="6.728cm" svg:y2="8.2cm">
          <text:p/>
        </draw:line>
        <draw:line draw:style-name="gr3" draw:text-style-name="P1" draw:layer="layout" svg:x1="6.728cm" svg:y1="8.2cm" svg:x2="10.3cm" svg:y2="8.2cm">
          <text:p/>
        </draw:line>
        <draw:rect draw:style-name="gr4" draw:text-style-name="P1" draw:layer="layout" svg:width="0.5cm" svg:height="2cm" draw:transform="rotate (1.5707963267946) translate (7.55cm 8.45cm)">
          <text:p/>
        </draw:rect>
        <draw:line draw:style-name="gr3" draw:text-style-name="P1" draw:layer="layout" svg:x1="10.3cm" svg:y1="4.7cm" svg:x2="10.3cm" svg:y2="8.2cm">
          <text:p/>
        </draw:line>
        <draw:frame draw:style-name="gr2" draw:layer="layout" svg:width="1.522cm" svg:height="0.963cm" svg:x="8.3cm" svg:y="8.339cm">
          <draw:text-box>
            <text:p text:style-name="P2">10k</text:p>
          </draw:text-box>
        </draw:frame>
        <draw:frame draw:style-name="gr2" draw:layer="layout" svg:width="0.853cm" svg:height="0.963cm" svg:x="7.601cm" svg:y="4.85cm">
          <draw:text-box>
            <text:p text:style-name="P2">2</text:p>
          </draw:text-box>
        </draw:frame>
        <draw:frame draw:style-name="gr2" draw:layer="layout" svg:width="0.853cm" svg:height="0.963cm" svg:x="8.702cm" svg:y="4.851cm">
          <draw:text-box>
            <text:p text:style-name="P2">3</text:p>
          </draw:text-box>
        </draw:frame>
        <draw:line draw:style-name="gr1" draw:text-style-name="P1" draw:layer="layout" svg:x1="1.8cm" svg:y1="13.201cm" svg:x2="3.3cm" svg:y2="13.201cm">
          <text:p/>
        </draw:line>
        <draw:frame draw:style-name="gr2" draw:layer="layout" svg:width="1.806cm" svg:height="0.963cm" svg:x="1.9cm" svg:y="13.238cm">
          <draw:text-box>
            <text:p text:style-name="P2">P4.7</text:p>
          </draw:text-box>
        </draw:frame>
        <draw:line draw:style-name="gr7" draw:text-style-name="P1" draw:layer="layout" svg:x1="7cm" svg:y1="12cm" svg:x2="7cm" svg:y2="14cm">
          <text:p/>
        </draw:line>
        <draw:line draw:style-name="gr8" draw:text-style-name="P1" draw:layer="layout" svg:x1="7.9cm" svg:y1="12cm" svg:x2="7.9cm" svg:y2="14cm">
          <text:p/>
        </draw:line>
        <draw:line draw:style-name="gr1" draw:text-style-name="P1" draw:layer="layout" svg:x1="8.8cm" svg:y1="12.103cm" svg:x2="8.8cm" svg:y2="14cm">
          <text:p/>
        </draw:line>
        <draw:line draw:style-name="gr9" draw:text-style-name="P1" draw:layer="layout" svg:x1="6.6cm" svg:y1="13cm" svg:x2="9.1cm" svg:y2="13cm">
          <text:p/>
        </draw:line>
        <draw:frame draw:style-name="gr2" draw:layer="layout" svg:width="2.581cm" svg:height="1.111cm" svg:x="9.101cm" svg:y="12.501cm">
          <draw:text-box>
            <text:p text:style-name="P2">ECH<text:span text:style-name="T1">2</text:span>O</text:p>
          </draw:text-box>
        </draw:frame>
        <draw:frame draw:style-name="gr2" draw:layer="layout" svg:width="1.979cm" svg:height="0.963cm" svg:x="8.5cm" svg:y="14.139cm">
          <draw:text-box>
            <text:p text:style-name="P2">Braid</text:p>
          </draw:text-box>
        </draw:frame>
        <draw:frame draw:style-name="gr2" draw:layer="layout" svg:width="1.103cm" svg:height="0.963cm" svg:x="6.401cm" svg:y="14.14cm">
          <draw:text-box>
            <text:p text:style-name="P2">W</text:p>
          </draw:text-box>
        </draw:frame>
        <draw:frame draw:style-name="gr2" draw:layer="layout" svg:width="0.959cm" svg:height="0.963cm" svg:x="7.402cm" svg:y="14.141cm">
          <draw:text-box>
            <text:p text:style-name="P2">R</text:p>
          </draw:text-box>
        </draw:frame>
        <draw:frame draw:style-name="gr2" draw:layer="layout" svg:width="1.984cm" svg:height="0.963cm" svg:x="7.1cm" svg:y="11.139cm">
          <draw:text-box>
            <text:p text:style-name="P2">P6.7 </text:p>
          </draw:text-box>
        </draw:frame>
        <draw:line draw:style-name="gr3" draw:text-style-name="P1" draw:layer="layout" svg:x1="8.8cm" svg:y1="12.103cm" svg:x2="12cm" svg:y2="12.103cm">
          <text:p/>
        </draw:line>
        <draw:line draw:style-name="gr3" draw:text-style-name="P1" draw:layer="layout" svg:x1="11.5cm" svg:y1="11.6cm" svg:x2="12.5cm" svg:y2="12.6cm">
          <text:p/>
        </draw:line>
        <draw:line draw:style-name="gr3" draw:text-style-name="P1" draw:layer="layout" svg:x1="7cm" svg:y1="12cm" svg:x2="1.8cm" svg:y2="12cm">
          <text:p/>
        </draw:line>
        <draw:frame draw:style-name="gr2" draw:text-style-name="P3" draw:layer="layout" svg:width="1.594cm" svg:height="0.963cm" svg:x="7.4cm" svg:y="14.939cm">
          <draw:text-box>
            <text:p text:style-name="P2"><text:span text:style-name="T2">P2c</text:span></text:p>
          </draw:text-box>
        </draw:frame>
        <draw:frame draw:style-name="gr2" draw:text-style-name="P3" draw:layer="layout" svg:width="1.594cm" svg:height="0.963cm" svg:x="5.8cm" svg:y="14.94cm">
          <draw:text-box>
            <text:p text:style-name="P2"><text:span text:style-name="T2">P3c</text:span></text:p>
          </draw:text-box>
        </draw:frame>
        <draw:frame draw:style-name="gr2" draw:text-style-name="P3" draw:layer="layout" svg:width="1.594cm" svg:height="0.963cm" svg:x="9cm" svg:y="14.94cm">
          <draw:text-box>
            <text:p text:style-name="P2"><text:span text:style-name="T2">P1c</text:span></text:p>
          </draw:text-box>
        </draw:frame>
        <draw:frame draw:style-name="gr2" draw:text-style-name="P3" draw:layer="layout" svg:width="1.594cm" svg:height="0.963cm" svg:x="4.706cm" svg:y="5.9cm">
          <draw:text-box>
            <text:p text:style-name="P2"><text:span text:style-name="T2">P3c</text:span></text:p>
          </draw:text-box>
        </draw:frame>
        <draw:frame draw:style-name="gr2" draw:text-style-name="P3" draw:layer="layout" svg:width="1.594cm" svg:height="0.963cm" svg:x="4.706cm" svg:y="3.001cm">
          <draw:text-box>
            <text:p text:style-name="P2"><text:span text:style-name="T2">P2c</text:span></text:p>
          </draw:text-box>
        </draw:frame>
        <draw:frame draw:style-name="gr2" draw:text-style-name="P3" draw:layer="layout" svg:width="1.594cm" svg:height="0.963cm" svg:x="11.906cm" svg:y="4.237cm">
          <draw:text-box>
            <text:p text:style-name="P2"><text:span text:style-name="T2">P5c</text:span></text:p>
          </draw:text-box>
        </draw:frame>
        <draw:frame draw:style-name="gr2" draw:text-style-name="P3" draw:layer="layout" svg:width="1.594cm" svg:height="0.963cm" svg:x="8.7cm" svg:y="5.5cm">
          <draw:text-box>
            <text:p text:style-name="P2"><text:span text:style-name="T2">P4c</text:span></text:p>
          </draw:text-box>
        </draw:frame>
        <draw:line draw:style-name="gr10" draw:text-style-name="P1" draw:layer="layout" svg:x1="18.901cm" svg:y1="14.201cm" svg:x2="20.401cm" svg:y2="14.201cm">
          <text:p/>
        </draw:line>
        <draw:frame draw:style-name="gr11" draw:text-style-name="P3" draw:layer="layout" svg:width="3.373cm" svg:height="1.875cm" svg:x="17.428cm" svg:y="14.201cm">
          <draw:text-box>
            <text:p text:style-name="P2"><text:span text:style-name="T2">ARTURO</text:span></text:p>
            <text:p text:style-name="P2"><text:span text:style-name="T2">PMTH</text:span></text:p>
          </draw:text-box>
        </draw:frame>
        <draw:rect draw:style-name="gr6" draw:text-style-name="P1" draw:layer="layout" svg:width="1.5cm" svg:height="1cm" svg:x="15.199cm" svg:y="0.8cm">
          <text:p/>
        </draw:rect>
        <draw:line draw:style-name="gr12" draw:text-style-name="P1" draw:layer="layout" svg:x1="15.199cm" svg:y1="1.3cm" svg:x2="14.199cm" svg:y2="1.3cm">
          <text:p/>
        </draw:line>
        <draw:line draw:style-name="gr3" draw:text-style-name="P1" draw:layer="layout" svg:x1="13.699cm" svg:y1="0.8cm" svg:x2="14.699cm" svg:y2="1.8cm">
          <text:p/>
        </draw:line>
        <draw:line draw:style-name="gr13" draw:text-style-name="P1" draw:layer="layout" svg:x1="15.999cm" svg:y1="1.8cm" svg:x2="15.999cm" svg:y2="2.8cm">
          <text:p/>
        </draw:line>
        <draw:frame draw:style-name="gr2" draw:layer="layout" svg:width="1.806cm" svg:height="0.963cm" svg:x="15.099cm" svg:y="2.74cm">
          <draw:text-box>
            <text:p text:style-name="P2">P6.0</text:p>
          </draw:text-box>
        </draw:frame>
        <draw:frame draw:style-name="gr2" draw:layer="layout" svg:width="1.759cm" svg:height="0.963cm" svg:x="16.882cm" svg:y="0.839cm">
          <draw:text-box>
            <text:p text:style-name="P2">PAR</text:p>
          </draw:text-box>
        </draw:frame>
        <draw:frame draw:style-name="gr2" draw:text-style-name="P3" draw:layer="layout" svg:width="1.594cm" svg:height="0.963cm" svg:x="15.099cm" svg:y="3.537cm">
          <draw:text-box>
            <text:p text:style-name="P2"><text:span text:style-name="T2">P4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creator>Pawel Gburzynski</dc:creator>
    <dc:date>2013-04-30T12:17:16.74</dc:date>
    <meta:editing-cycles>10</meta:editing-cycles>
    <meta:editing-duration>PT3H58M13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